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8611in" table:align="left"/>
    </style:style>
    <style:style style:name="Table1.A" style:family="table-column">
      <style:table-column-properties style:column-width="5.86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fo:line-height="138%" fo:padding="0in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Heading">
      <style:paragraph-properties fo:margin-top="0in" fo:margin-bottom="0in" fo:line-height="120%" fo:padding="0.0693in" fo:border="0.0138in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740909e-7fff-9c9d-1b72-6d1b2708e0a1"/><draw:frame draw:style-name="fr1" draw:name="graphics1" text:anchor-type="as-char" svg:width="6.2709in" svg:height="3.0417in" draw:z-index="1"><draw:image xlink:href="https://lh3.googleusercontent.com/QfzXsoE88rOaaf-EdrXeifBvygfQafTKy3v-F7vRijIytomwSHuJ2ytYG8BOv7nGxDE8JyZRdN1pqRvfaOlfVISs5wj_UvhVjSoh5AP1-T2VBh5OE1nlB0hYll8DJGKi9HunC4KX6z5EVNRfS1l7KLKWD4qcy5HxqEeqadlCqR5gFD3YJaHPOccFjw" xlink:type="simple" xlink:show="embed" xlink:actuate="onLoad"/></draw:frame></text:p>
      <text:p text:style-name="P2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3">Anyone else got a sore bump from their monkeypox vaccine?</text:p>
            </table:table-cell>
          </table:table-row>
          <table:table-row>
            <table:table-cell table:style-name="Table1.A1" office:value-type="string">
              <text:p text:style-name="P3">this MonkeyPox vaccine injection site … JESUS. itchy. swollen. TF.</text:p>
            </table:table-cell>
          </table:table-row>
          <table:table-row>
            <table:table-cell table:style-name="Table1.A1" office:value-type="string">
              <text:p text:style-name="P3">That monkeypox vaccine just made me exhausted. Otherwise, I’m fine. </text:p>
            </table:table-cell>
          </table:table-row>
          <table:table-row>
            <table:table-cell table:style-name="Table1.A1" office:value-type="string">
              <text:p text:style-name="P3">Monkeypox vaccine site has felt tight, painful, kind of like a stabbing itch this morning.</text:p>
            </table:table-cell>
          </table:table-row>
          <table:table-row>
            <table:table-cell table:style-name="Table1.A1" office:value-type="string">
              <text:p text:style-name="P3">This monkeypox vaccine has my head pounding…</text:p>
            </table:table-cell>
          </table:table-row>
          <table:table-row>
            <table:table-cell table:style-name="Table1.A1" office:value-type="string">
              <text:p text:style-name="P3">The monkeypox vaccine is so itchy aaaaaa</text:p>
            </table:table-cell>
          </table:table-row>
          <table:table-row>
            <table:table-cell table:style-name="Table1.A1" office:value-type="string">
              <text:p text:style-name="P3">Got that MonkeyPox vaxx #2 and was a sweaty ripe mess by the time I got done...</text:p>
            </table:table-cell>
          </table:table-row>
        </table:table-header-rows>
      </table:table>
      <text:p text:style-name="Text_20_body"/>
      <text:p text:style-name="P1"><text:soft-page-break/><draw:frame draw:style-name="fr1" draw:name="graphics2" text:anchor-type="as-char" svg:width="6.2709in" svg:height="3.7602in" draw:z-index="0"><draw:image xlink:href="https://lh4.googleusercontent.com/_EEEljPN_bACJoWttX2AY8JppX7yB0hJ891M24OYyqziTNv0BgtoRcE53K55-PKQ-CfBauHvb57NFT6rJkLUG8gZKKXjL100pZ5ZRdRV-5TqyyH1R4pl-zZ02nd_LTVNUtbwZUTGnSiTi8054qtluyM0db62otU1FuqEFhgrUACZF4tHd0rzQxcVsQ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1$Win32 OpenOffice.org_project/4111m1$Build-9808</meta:generator>
    <dc:date>2022-09-06T11:13:10.09</dc:date>
    <meta:document-statistic meta:table-count="1" meta:image-count="2" meta:object-count="0" meta:page-count="2" meta:paragraph-count="10" meta:word-count="76" meta:character-count="447"/>
    <meta:user-defined meta:name="Info 1"/>
    <meta:user-defined meta:name="Info 2"/>
    <meta:user-defined meta:name="Info 3"/>
    <meta:user-defined meta:name="Info 4"/>
  </office:meta>
</office:document-meta>
</file>